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RI DEL AGUILA, SMIKER RO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2600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77434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I DEL AGUILA, SMIKER RO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600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5 - Trans. Aer. Caja Codornice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ESAR VASQUEZ</text:p>
          </table:table-cell>
          <table:table-cell table:style-name="Tabla3.A2" office:value-type="string">
            <text:p text:style-name="P21">CODORNIZ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17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